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dd64" officeooo:paragraph-rsid="0013dd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fccccc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7T00:19:41.616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4.6.2$Windows_X86_64 LibreOffice_project/5b1f5509c2decdade7fda905e3e1429a67acd63d</meta:generator>
  </office:meta>
</office:document-meta>
</file>